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Open Sans1" svg:font-family="'Open Sans'" style:font-family-generic="swiss" style:font-pitch="variable"/>
    <style:font-face style:name="Open Sans Condensed Light1" svg:font-family="'Open Sans Condensed Light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7a024" officeooo:paragraph-rsid="0017a024"/>
    </style:style>
    <style:style style:name="P2" style:family="paragraph" style:parent-style-name="Standard">
      <style:text-properties style:font-name="Open Sans Condensed Light1" fo:font-size="28pt" fo:font-weight="bold" officeooo:rsid="00171a90" officeooo:paragraph-rsid="00171a90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Open Sans1" fo:font-size="16pt" fo:font-weight="normal" officeooo:rsid="00171a90" officeooo:paragraph-rsid="00171a90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Open Sans1" fo:font-size="14pt" fo:font-weight="normal" officeooo:rsid="00171a90" officeooo:paragraph-rsid="00171a90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Ubuntu Condensed" fo:font-size="28pt" fo:font-weight="bold" officeooo:rsid="00171a90" officeooo:paragraph-rsid="00171a90" style:font-size-asian="28pt" style:font-weight-asian="bold" style:font-size-complex="28pt" style:font-weight-complex="bold"/>
    </style:style>
    <style:style style:name="P6" style:family="paragraph" style:parent-style-name="Standard">
      <style:text-properties style:font-name="Ubuntu Condensed" fo:font-size="14pt" fo:font-weight="bold" officeooo:rsid="00171a90" officeooo:paragraph-rsid="00171a90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Ubuntu" fo:font-size="14pt" fo:font-weight="normal" officeooo:rsid="00171a90" officeooo:paragraph-rsid="00171a90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Ubuntu" fo:font-size="14pt" fo:font-weight="normal" officeooo:rsid="008eb557" officeooo:paragraph-rsid="008eb557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Ubuntu" fo:font-size="14pt" fo:font-weight="bold" officeooo:rsid="008eb557" officeooo:paragraph-rsid="008eb55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style:font-name="Ubuntu Condensed" fo:font-size="28pt" fo:font-weight="bold" officeooo:rsid="00171a90" officeooo:paragraph-rsid="00171a90" style:font-size-asian="28pt" style:font-weight-asian="bold" style:font-size-complex="28pt" style:font-weight-complex="bold"/>
    </style:style>
    <style:style style:name="P11" style:family="paragraph" style:parent-style-name="Standard">
      <style:text-properties style:font-name="Ubuntu Condensed" fo:font-size="28pt" fo:font-weight="bold" officeooo:rsid="008fb57c" officeooo:paragraph-rsid="008fb57c" style:font-size-asian="28pt" style:font-weight-asian="bold" style:font-size-complex="28pt" style:font-weight-complex="bold"/>
    </style:style>
    <style:style style:name="P12" style:family="paragraph" style:parent-style-name="Standard">
      <style:text-properties style:font-name="Ubuntu Condensed" fo:font-size="28pt" fo:font-weight="bold" officeooo:paragraph-rsid="00171a90" style:font-size-asian="28pt" style:font-weight-asian="bold" style:font-size-complex="28pt"/>
    </style:style>
    <style:style style:name="P13" style:family="paragraph" style:parent-style-name="Standard">
      <style:text-properties fo:font-weight="bold" officeooo:rsid="0098474b" officeooo:paragraph-rsid="0098474b" style:font-weight-asian="bold" style:font-weight-complex="bold"/>
    </style:style>
    <style:style style:name="P14" style:family="paragraph" style:parent-style-name="Standard">
      <style:text-properties style:font-name="Ubuntu" fo:font-size="14pt" fo:font-weight="normal" officeooo:rsid="00171a90" officeooo:paragraph-rsid="00171a90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Ubuntu" fo:font-size="14pt" fo:font-weight="normal" officeooo:rsid="0094104b" officeooo:paragraph-rsid="0094104b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Ubuntu" fo:font-size="14pt" fo:font-weight="normal" officeooo:rsid="008eb557" officeooo:paragraph-rsid="008eb557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text-properties officeooo:rsid="0094d26c" officeooo:paragraph-rsid="0094d26c"/>
    </style:style>
    <style:style style:name="P18" style:family="paragraph" style:parent-style-name="Standard" style:list-style-name="L4">
      <style:text-properties officeooo:rsid="0094d26c" officeooo:paragraph-rsid="0094d26c"/>
    </style:style>
    <style:style style:name="P19" style:family="paragraph" style:parent-style-name="Standard" style:list-style-name="L4">
      <style:text-properties officeooo:paragraph-rsid="0094d26c"/>
    </style:style>
    <style:style style:name="P20" style:family="paragraph" style:parent-style-name="Standard">
      <style:text-properties officeooo:rsid="0096c5a7" officeooo:paragraph-rsid="0096c5a7"/>
    </style:style>
    <style:style style:name="P21" style:family="paragraph" style:parent-style-name="Standard" style:list-style-name="L5">
      <style:text-properties officeooo:rsid="0098474b" officeooo:paragraph-rsid="0098474b"/>
    </style:style>
    <style:style style:name="P22" style:family="paragraph" style:parent-style-name="Standard" style:list-style-name="L7">
      <style:text-properties officeooo:rsid="0098b05b" officeooo:paragraph-rsid="0098b05b"/>
    </style:style>
    <style:style style:name="P23" style:family="paragraph" style:parent-style-name="Standard" style:list-style-name="L7">
      <style:text-properties officeooo:paragraph-rsid="0098b05b"/>
    </style:style>
    <style:style style:name="P24" style:family="paragraph" style:parent-style-name="Standard">
      <style:text-properties style:font-name="Open Sans1" fo:font-size="14pt" fo:font-weight="normal" officeooo:rsid="00171a90" officeooo:paragraph-rsid="00171a90" style:font-size-asian="12.25pt" style:font-weight-asian="normal" style:font-size-complex="14pt" style:font-weight-complex="normal"/>
    </style:style>
    <style:style style:name="P25" style:family="paragraph" style:parent-style-name="Standard" style:list-style-name="L8">
      <style:text-properties style:font-name="Open Sans1" fo:font-size="14pt" fo:font-weight="normal" officeooo:rsid="009a614c" officeooo:paragraph-rsid="009a614c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Open Sans1" fo:font-size="14pt" fo:font-weight="bold" officeooo:rsid="009a614c" officeooo:paragraph-rsid="009a614c" style:font-size-asian="12.25pt" style:font-weight-asian="bold" style:font-size-complex="14pt" style:font-weight-complex="bold"/>
    </style:style>
    <style:style style:name="P27" style:family="paragraph" style:parent-style-name="Standard" style:list-style-name="L8">
      <style:text-properties officeooo:paragraph-rsid="009a614c"/>
    </style:style>
    <style:style style:name="P28" style:family="paragraph" style:parent-style-name="Standard">
      <style:paragraph-properties fo:line-height="100%"/>
      <style:text-properties style:font-name="Ubuntu Mono" fo:font-size="14pt" fo:font-weight="normal" officeooo:rsid="00171a90" officeooo:paragraph-rsid="0066f34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Ubuntu" fo:font-size="14pt" officeooo:paragraph-rsid="00293a38" style:font-size-asian="14pt" style:font-size-complex="14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paragraph-rsid="00293a38"/>
    </style:style>
    <style:style style:name="P31" style:family="paragraph" style:parent-style-name="List_20_Paragraph" style:list-style-name="WWNum1">
      <style:text-properties style:font-name="Ubuntu" fo:font-size="14pt" fo:font-weight="normal" officeooo:rsid="009d4c54" officeooo:paragraph-rsid="009d4c54" style:font-size-asian="14pt" style:font-weight-asian="normal" style:font-name-complex="Arial" style:font-size-complex="14pt" style:font-weight-complex="normal"/>
    </style:style>
    <style:style style:name="P32" style:family="paragraph" style:parent-style-name="List_20_Paragraph" style:list-style-name="WWNum1">
      <style:text-properties style:font-name="Ubuntu" fo:font-size="14pt" fo:font-weight="normal" officeooo:rsid="009dd9db" officeooo:paragraph-rsid="009dd9db" style:font-size-asian="14pt" style:font-weight-asian="normal" style:font-name-complex="Arial" style:font-size-complex="14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font-size="14pt" fo:font-weight="bold" style:font-size-asian="14pt" style:font-weight-asian="bold" style:font-name-complex="Calibri" style:font-size-complex="14pt"/>
    </style:style>
    <style:style style:name="T3" style:family="text">
      <style:text-properties style:font-name="Ubuntu" fo:font-size="14pt" fo:font-weight="bold" officeooo:rsid="0094d26c" style:font-size-asian="14pt" style:font-weight-asian="bold" style:font-name-complex="Calibri" style:font-size-complex="14pt"/>
    </style:style>
    <style:style style:name="T4" style:family="text">
      <style:text-properties style:font-name="Ubuntu" fo:font-size="14pt" fo:font-weight="bold" style:font-size-asian="14pt" style:font-weight-asian="bold" style:font-name-complex="Calibri" style:font-size-complex="14pt" style:font-weight-complex="bold"/>
    </style:style>
    <style:style style:name="T5" style:family="text">
      <style:text-properties style:font-name="Ubuntu" fo:font-size="14pt" style:font-size-asian="14pt" style:font-name-complex="Calibri" style:font-size-complex="14pt"/>
    </style:style>
    <style:style style:name="T6" style:family="text">
      <style:text-properties style:font-name="Ubuntu" fo:font-size="14pt" fo:font-weight="normal" style:font-size-asian="14pt" style:font-weight-asian="normal" style:font-name-complex="Calibri" style:font-size-complex="14pt" style:font-weight-complex="normal"/>
    </style:style>
    <style:style style:name="T7" style:family="text">
      <style:text-properties style:font-name="Ubuntu" fo:font-size="14pt" fo:font-weight="normal" officeooo:rsid="0094d26c" style:font-size-asian="14pt" style:font-weight-asian="normal" style:font-name-complex="Calibri" style:font-size-complex="14pt" style:font-weight-complex="normal"/>
    </style:style>
    <style:style style:name="T8" style:family="text">
      <style:text-properties style:font-name="Ubuntu" fo:font-size="14pt" fo:font-weight="normal" officeooo:rsid="0098b05b" style:font-size-asian="14pt" style:font-weight-asian="normal" style:font-name-complex="Calibri" style:font-size-complex="14pt" style:font-weight-complex="normal"/>
    </style:style>
    <style:style style:name="T9" style:family="text">
      <style:text-properties fo:font-weight="bold" style:font-weight-asian="bold" style:font-name-complex="Calibri"/>
    </style:style>
    <style:style style:name="T10" style:family="text">
      <style:text-properties officeooo:rsid="00171a90" style:font-weight-complex="bold"/>
    </style:style>
    <style:style style:name="T11" style:family="text">
      <style:text-properties style:font-name="Open Sans1" fo:font-size="14pt" fo:font-weight="normal" officeooo:rsid="009a614c" style:font-size-asian="12.25pt" style:font-weight-asian="normal" style:font-size-complex="14pt" style:font-weight-complex="normal"/>
    </style:style>
    <style:style style:name="T12" style:family="text">
      <style:text-properties officeooo:rsid="009dd9db"/>
    </style:style>
    <text:list-style style:name="L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Step " style:num-suffix=" :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Step " style:num-suffix=" :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Step " style:num-suffix=" :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Number</text:p>
      <text:p text:style-name="P2"/>
      <text:p text:style-name="P5">Problem Statement</text:p>
      <text:p text:style-name="P15">Write a program in C++ to add two values using function template. The values can be integer, float or strings. For strings, perform concatenation of them when added.</text:p>
      <text:p text:style-name="P3"/>
      <text:p text:style-name="P12"><text:span text:style-name="T10">Algorithm</text:span></text:p>
      <text:p text:style-name="P29"><text:span text:style-name="T9"/></text:p>
      <text:p text:style-name="P30"><text:span text:style-name="T2">Algorithm for </text:span><text:span text:style-name="T3">generic</text:span><text:span text:style-name="T2"> method </text:span><text:span text:style-name="T3">add</text:span><text:span text:style-name="T2">() :</text:span></text:p>
      <text:list xml:id="list3902913251" text:style-name="L2">
        <text:list-item>
          <text:p text:style-name="P17"><text:span text:style-name="T2">Generic argument type : </text:span><text:span text:style-name="T6">T</text:span></text:p>
        </text:list-item>
        <text:list-item>
          <text:p text:style-name="P17"><text:span text:style-name="T4">Arguments :</text:span><text:span text:style-name="T6"> a, b</text:span></text:p>
        </text:list-item>
      </text:list>
      <text:list xml:id="list1202379593" text:style-name="L4">
        <text:list-item>
          <text:p text:style-name="P19"><text:span text:style-name="T7">Set c = a + b</text:span></text:p>
        </text:list-item>
        <text:list-item>
          <text:p text:style-name="P18"><text:span text:style-name="T6">Return c</text:span></text:p>
        </text:list-item>
      </text:list>
      <text:p text:style-name="P20"><text:span text:style-name="T6">[End of method add]</text:span></text:p>
      <text:p text:style-name="P20"><text:span text:style-name="T6"/></text:p>
      <text:p text:style-name="P13"><text:span text:style-name="T5">Algorithm for operator method + on two strings() :</text:span></text:p>
      <text:list xml:id="list2635199084" text:style-name="L5">
        <text:list-item>
          <text:p text:style-name="P21"><text:span text:style-name="T4">Arguments :</text:span><text:span text:style-name="T6"> a, b</text:span></text:p>
        </text:list-item>
      </text:list>
      <text:list xml:id="list4051087489" text:style-name="L7">
        <text:list-item>
          <text:p text:style-name="P22"><text:span text:style-name="T6">Set c = Contents of a</text:span></text:p>
        </text:list-item>
        <text:list-item>
          <text:p text:style-name="P22"><text:span text:style-name="T6">Append contents of b to c</text:span></text:p>
        </text:list-item>
        <text:list-item>
          <text:p text:style-name="P23"><text:span text:style-name="T8">Return c</text:span></text:p>
        </text:list-item>
      </text:list>
      <text:p text:style-name="P4"/>
      <text:p text:style-name="P26">Algorithm for method main() :</text:p>
      <text:list xml:id="list1540218957" text:style-name="L8">
        <text:list-item>
          <text:p text:style-name="P27"><text:span text:style-name="T11">Print “Enter two integers : “</text:span></text:p>
        </text:list-item>
        <text:list-item>
          <text:p text:style-name="P25">Input a, b</text:p>
        </text:list-item>
        <text:list-item>
          <text:p text:style-name="P25">Print a “ + “ b “ : “ add(a, b)</text:p>
        </text:list-item>
        <text:list-item>
          <text:p text:style-name="P25">Print “Enter two doubles : “</text:p>
        </text:list-item>
        <text:list-item>
          <text:p text:style-name="P25">Input c, d</text:p>
        </text:list-item>
        <text:list-item>
          <text:p text:style-name="P25">Print c “ + “ d “ : “ add(c, d)</text:p>
        </text:list-item>
        <text:list-item>
          <text:p text:style-name="P25">Print “Enter two strings : “</text:p>
        </text:list-item>
        <text:list-item>
          <text:p text:style-name="P25">Input e, f</text:p>
        </text:list-item>
        <text:list-item>
          <text:p text:style-name="P25">Print “ ’ ” e “ ‘ + ‘ “ f “ ‘ : “ add(e, f) </text:p>
        </text:list-item>
      </text:list>
      <text:p text:style-name="P4"/>
      <text:p text:style-name="P5"><text:soft-page-break/>Source Code</text:p>
      <text:p text:style-name="P6"/>
      <text:p text:style-name="P28">#include &lt;iostream&gt;</text:p>
      <text:p text:style-name="P28"/>
      <text:p text:style-name="P28">using namespace std;</text:p>
      <text:p text:style-name="P28"/>
      <text:p text:style-name="P28">template &lt;class T&gt;</text:p>
      <text:p text:style-name="P28">T add(T &amp;a, T &amp;b) {</text:p>
      <text:p text:style-name="P28"><text:s text:c="4"/>return a + b;</text:p>
      <text:p text:style-name="P28">}</text:p>
      <text:p text:style-name="P28"/>
      <text:p text:style-name="P28">string operator+(string &amp;a, string &amp;b) {</text:p>
      <text:p text:style-name="P28"><text:s text:c="4"/>string c;</text:p>
      <text:p text:style-name="P28"><text:s text:c="4"/>c.append(a);</text:p>
      <text:p text:style-name="P28"><text:s text:c="4"/>c.append(b);</text:p>
      <text:p text:style-name="P28"><text:s text:c="4"/>return c;</text:p>
      <text:p text:style-name="P28">}</text:p>
      <text:p text:style-name="P28"/>
      <text:p text:style-name="P28">int main() {</text:p>
      <text:p text:style-name="P28"><text:s text:c="4"/>int a, b;</text:p>
      <text:p text:style-name="P28"><text:s text:c="4"/>cout &lt;&lt; "Enter two integers : ";</text:p>
      <text:p text:style-name="P28"><text:s text:c="4"/>cin &gt;&gt; a &gt;&gt; b;</text:p>
      <text:p text:style-name="P28"><text:s text:c="4"/>cout &lt;&lt; a &lt;&lt; " + " &lt;&lt; b &lt;&lt; " : " &lt;&lt; add&lt;int&gt;(a, b) &lt;&lt; endl;</text:p>
      <text:p text:style-name="P28"><text:s text:c="4"/>double c, d;</text:p>
      <text:p text:style-name="P28"><text:s text:c="4"/>cout &lt;&lt; "Enter two floats : ";</text:p>
      <text:p text:style-name="P28"><text:s text:c="4"/>cin &gt;&gt; c &gt;&gt; d;</text:p>
      <text:p text:style-name="P28"><text:s text:c="4"/>cout &lt;&lt; c &lt;&lt; " + " &lt;&lt; d &lt;&lt; " : " &lt;&lt; add&lt;double&gt;(c, d) &lt;&lt; endl;</text:p>
      <text:p text:style-name="P28"><text:s text:c="4"/>string e, f;</text:p>
      <text:p text:style-name="P28"><text:s text:c="4"/>cout &lt;&lt; "Enter two strings : ";</text:p>
      <text:p text:style-name="P28"><text:s text:c="4"/>cin &gt;&gt; e &gt;&gt; f;</text:p>
      <text:p text:style-name="P28"><text:s text:c="4"/>cout &lt;&lt; "'" &lt;&lt; e &lt;&lt; "' + '" &lt;&lt; f &lt;&lt; "' : " &lt;&lt; add&lt;string&gt;(e, f) &lt;&lt; endl;</text:p>
      <text:p text:style-name="P28">}</text:p>
      <text:p text:style-name="P4"/>
      <text:p text:style-name="P5"/>
      <text:p text:style-name="P10">Input and Output</text:p>
      <text:p text:style-name="P7"/>
      <text:p text:style-name="P9">Set 1</text:p>
      <text:p text:style-name="P7">Enter two integers : 7 5</text:p>
      <text:p text:style-name="P7">7 + 5 : 12</text:p>
      <text:p text:style-name="P7">Enter two floats : 2.324 7.5812</text:p>
      <text:p text:style-name="P7">2.324 + 7.5812 : 9.9052</text:p>
      <text:p text:style-name="P7">Enter two strings : cool college</text:p>
      <text:p text:style-name="P7">'cool' + 'college' : coolcollege</text:p>
      <text:p text:style-name="P7"/>
      <text:p text:style-name="P9">Set 2</text:p>
      <text:p text:style-name="P8">Enter two integers : 837 4772</text:p>
      <text:p text:style-name="P8">837 + 4772 : 5609</text:p>
      <text:p text:style-name="P8">Enter two floats : 5773.38472 8382.388133</text:p>
      <text:p text:style-name="P8">5773.38 + 8382.39 : 14155.8</text:p>
      <text:p text:style-name="P8">Enter two strings : good friend</text:p>
      <text:p text:style-name="P8">'good' + 'friend' : goodfriend</text:p>
      <text:p text:style-name="P8"/>
      <text:p text:style-name="P11">Discussion</text:p>
      <text:list xml:id="list438242306" text:style-name="WWNum1">
        <text:list-item>
          <text:p text:style-name="P31">In case of template methods, for each type instance of the method, a new specific <text:span text:style-name="T12">method is created, and hence more space is required.</text:span></text:p>
        </text:list-item>
        <text:list-item>
          <text:p text:style-name="P32">If a class does not have the ‘+’ operator method implemented for two of its values, then the above ‘add’ method will fa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Open Sans1" svg:font-family="'Open Sans'" style:font-family-generic="swiss" style:font-pitch="variable"/>
    <style:font-face style:name="Open Sans Condensed Light1" svg:font-family="'Open Sans Condensed Light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Condensed Light" fo:font-family="'Open Sans Condensed Light'" style:font-family-generic="swiss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fo:font-weight="bold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size="14pt" fo:font-weight="normal" style:font-size-asian="12.25pt" style:font-weight-asian="normal" style:font-name-complex="Calibri" style:font-family-complex="Calibri" style:font-family-generic-complex="system" style:font-pitch-complex="variable" style:font-size-complex="14pt"/>
    </style:style>
    <style:style style:name="ListLabel_20_37" style:display-name="ListLabel 37" style:family="text">
      <style:text-properties fo:font-size="14pt" fo:font-weight="normal" style:font-size-asian="12.25pt" style:font-weight-asian="normal" style:font-name-complex="Calibri" style:font-family-complex="Calibri" style:font-family-generic-complex="system" style:font-pitch-complex="variable" style:font-size-complex="14pt"/>
    </style:style>
    <style:style style:name="ListLabel_20_38" style:display-name="ListLabel 38" style:family="text">
      <style:text-properties fo:font-weight="normal" style:font-weight-asian="normal" style:font-weight-complex="normal"/>
    </style:style>
    <style:style style:name="ListLabel_20_39" style:display-name="ListLabel 39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fo:font-size="14pt" fo:font-weight="normal" style:font-size-asian="12.25pt" style:font-weight-asian="normal" style:font-name-complex="Calibri" style:font-family-complex="Calibri" style:font-family-generic-complex="system" style:font-pitch-complex="variable" style:font-size-complex="14pt"/>
    </style:style>
    <style:style style:name="ListLabel_20_41" style:display-name="ListLabel 41" style:family="text">
      <style:text-properties fo:font-size="12pt" fo:font-weight="normal" style:font-size-asian="10.5pt" style:font-weight-asian="normal" style:font-name-complex="Calibri" style:font-family-complex="Calibri" style:font-family-generic-complex="system" style:font-pitch-complex="variable" style:font-size-complex="12pt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4pt" fo:font-weight="bold" style:font-name-asian="OpenSymbol" style:font-family-asian="OpenSymbol" style:font-charset-asian="x-symbol" style:font-size-asian="12.25pt" style:font-weight-asian="bold" style:font-name-complex="OpenSymbol" style:font-family-complex="OpenSymbol" style:font-charset-complex="x-symbol" style:font-size-complex="14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</text:list-style>
    <text:list-style style:name="WWNum16">
      <text:list-level-style-number text:level="1" text:style-name="ListLabel_20_32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17">
      <text:list-level-style-number text:level="1" text:style-name="ListLabel_20_33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4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37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38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39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40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41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42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43" style:num-prefix="Step " style:num-suffix=" :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a024" officeooo:paragraph-rsid="0017a024"/>
    </style:style>
    <style:style style:name="MT1" style:family="text">
      <style:text-properties style:font-name="Ubuntu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ate : <text:tab/><text:tab/>Page No : <text:s text:c="9"/></text:p>
      </style:header>
      <loext:header-first>
        <text:p text:style-name="MP1"><text:span text:style-name="MT1">Date : <text:tab/><text:tab/>Page No :</text:span> <text:s text:c="9"/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0:21:30.833839706</meta:creation-date>
    <dc:date>2019-02-18T15:36:47.136627811</dc:date>
    <meta:editing-duration>PT1H43M21S</meta:editing-duration>
    <meta:editing-cycles>112</meta:editing-cycles>
    <meta:generator>LibreOffice/6.2.0.3$Linux_X86_64 LibreOffice_project/20$Build-3</meta:generator>
    <meta:document-statistic meta:table-count="0" meta:image-count="0" meta:object-count="0" meta:page-count="3" meta:paragraph-count="72" meta:word-count="475" meta:character-count="2129" meta:non-whitespace-character-count="1638"/>
  </office:meta>
</office:document-meta>
</file>